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F0000022DB85444206D811C00.png" manifest:media-type="image/png"/>
  <manifest:file-entry manifest:full-path="Pictures/10000201000001110000022CC654849DA31547F3.png" manifest:media-type="image/png"/>
  <manifest:file-entry manifest:full-path="Pictures/10000201000001100000022C856E326E85B4577D.png" manifest:media-type="image/png"/>
  <manifest:file-entry manifest:full-path="Pictures/10000201000001100000022DAF6E39D9F95AA760.png" manifest:media-type="image/png"/>
  <manifest:file-entry manifest:full-path="Pictures/10000201000001110000022EE59FCF5290DF7CD2.png" manifest:media-type="image/png"/>
  <manifest:file-entry manifest:full-path="Pictures/100002010000010F0000022DBB1123D1E6103422.png" manifest:media-type="image/png"/>
  <manifest:file-entry manifest:full-path="Pictures/100002010000010F0000022D770159A856A6DD9B.png" manifest:media-type="image/png"/>
  <manifest:file-entry manifest:full-path="Pictures/10000201000001100000022DD6D94B3423D21C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gradient" draw:fill-color="#afd095" draw:fill-gradient-name="Gradient_20_5" draw:textarea-horizontal-align="justify" draw:textarea-vertical-align="middle" draw:auto-grow-height="false" fo:min-height="4cm" fo:min-width="5.75cm"/>
    </style:style>
    <style:style style:name="gr2" style:family="graphic" style:parent-style-name="standard">
      <style:graphic-properties svg:stroke-color="#ffffff" draw:fill="gradient" draw:fill-color="#afd095" draw:fill-gradient-name="Gradient_20_5" draw:textarea-horizontal-align="justify" draw:textarea-vertical-align="middle" draw:auto-grow-height="false" fo:min-height="4.25cm" fo:min-width="5.75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25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31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268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9" style:family="graphic" style:parent-style-name="standard">
      <style:graphic-properties svg:stroke-color="#ffffff" draw:fill="gradient" draw:fill-color="#afd095" draw:fill-gradient-name="Gradient_20_5" draw:textarea-horizontal-align="justify" draw:textarea-vertical-align="middle" draw:auto-grow-height="false" fo:min-height="5cm" fo:min-width="5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289cm, 0cm)" draw:image-opacity="100%" style:mirror="none"/>
    </style:style>
    <style:style style:name="gr12" style:family="graphic" style:parent-style-name="objectwithoutfill">
      <style:graphic-properties svg:stroke-width="0.053cm" svg:stroke-color="#127622" draw:marker-start="Puntas_20_de_20_flecha_20_1" draw:marker-start-width="0.279cm" draw:marker-end="Puntas_20_de_20_flecha_20_1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127622" draw:marker-start-width="0.279cm" draw:marker-end="Puntas_20_de_20_flecha_20_1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5" style:family="graphic" style:parent-style-name="objectwithoutfill">
      <style:graphic-properties draw:stroke="dash" draw:stroke-dash="Double_20_Dash" svg:stroke-width="0.053cm" svg:stroke-color="#127622" draw:marker-start-width="0.279cm" draw:marker-end="Puntas_20_de_20_flecha_20_1" draw:marker-end-width="0.379cm" svg:stroke-linecap="butt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0cm"/>
      <style:paragraph-properties style:writing-mode="lr-tb"/>
    </style:style>
    <style:style style:name="gr17" style:family="graphic" style:parent-style-name="objectwithoutfill">
      <style:graphic-properties svg:stroke-width="0.053cm" svg:stroke-color="#127622" draw:marker-start="Puntas_20_de_20_flecha_20_3" draw:marker-start-width="0.279cm" draw:marker-end="Puntas_20_de_20_flecha_20_1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29cm, 0cm)" draw:image-opacity="100%" style:mirror="none"/>
    </style:style>
    <style:style style:name="gr19" style:family="graphic" style:parent-style-name="objectwithoutfill">
      <style:graphic-properties draw:stroke="dash" draw:stroke-dash="Line_20_with_20_Fine_20_Dots" svg:stroke-width="0.081cm" svg:stroke-color="#3465a4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53cm" svg:stroke-color="#127622" draw:marker-start="Puntas_20_de_20_flecha_20_4" draw:marker-start-width="0.279cm" draw:marker-end="Puntas_20_de_20_flecha_20_1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127622" draw:marker-start="Puntas_20_de_20_flecha_20_4" draw:marker-start-width="0.279cm" draw:marker-end="Puntas_20_de_20_flecha_20_4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81cm" svg:stroke-color="#127622" draw:marker-start="Puntas_20_de_20_flecha_20_1" draw:marker-start-width="0.321cm" draw:marker-end="Puntas_20_de_20_flecha_20_1" draw:marker-end-width="0.321cm" draw:textarea-vertical-align="middle" fo:padding-top="0.165cm" fo:padding-bottom="0.165cm" fo:padding-left="0.29cm" fo:padding-right="0.29cm"/>
    </style:style>
    <style:style style:name="P1" style:family="paragraph">
      <loext:graphic-properties draw:fill="gradient" draw:fill-color="#afd095" draw:fill-gradient-name="Gradient_20_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25cm" svg:height="4.25cm" svg:x="1.5cm" svg:y="7.7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5cm" svg:height="4.5cm" svg:x="11.25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56cm" svg:height="3.517cm" svg:x="11.5cm" svg:y="10.5cm">
          <draw:image xlink:href="Pictures/10000201000001100000022C856E326E85B4577D.png" xlink:type="simple" xlink:show="embed" xlink:actuate="onLoad" draw:mime-type="image/png">
            <text:p/>
          </draw:image>
        </draw:frame>
        <draw:frame draw:style-name="gr4" draw:text-style-name="P4" draw:layer="layout" svg:width="3.75cm" svg:height="1.195cm" svg:x="12.5cm" svg:y="9.5cm">
          <draw:text-box>
            <text:p text:style-name="P3"><text:span text:style-name="T1">Login-page</text:span></text:p>
          </draw:text-box>
        </draw:frame>
        <draw:custom-shape draw:style-name="gr2" draw:text-style-name="P1" draw:layer="layout" svg:width="6.25cm" svg:height="4.5cm" svg:x="25.5cm" svg:y="17.2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5cm" svg:height="0.878cm" svg:x="26.5cm" svg:y="17.25cm">
          <draw:text-box>
            <text:p text:style-name="P3"><text:span text:style-name="T1">Product-Page</text:span></text:p>
          </draw:text-box>
        </draw:frame>
        <draw:frame draw:style-name="gr6" draw:text-style-name="P2" draw:layer="layout" svg:width="5.778cm" svg:height="3.499cm" svg:x="25.75cm" svg:y="18.251cm">
          <draw:image xlink:href="Pictures/10000201000001110000022EE59FCF5290DF7CD2.png" xlink:type="simple" xlink:show="embed" xlink:actuate="onLoad" draw:mime-type="image/png">
            <text:p/>
          </draw:image>
        </draw:frame>
        <draw:frame draw:style-name="gr7" draw:text-style-name="P2" draw:layer="layout" svg:width="5.778cm" svg:height="3.499cm" svg:x="1.722cm" svg:y="8.751cm">
          <draw:image xlink:href="Pictures/10000201000001110000022CC654849DA31547F3.png" xlink:type="simple" xlink:show="embed" xlink:actuate="onLoad" draw:mime-type="image/png">
            <text:p/>
          </draw:image>
        </draw:frame>
        <draw:frame draw:style-name="gr8" draw:text-style-name="P4" draw:layer="layout" svg:width="6.25cm" svg:height="0.889cm" svg:x="1.5cm" svg:y="7.751cm">
          <draw:text-box>
            <text:p text:style-name="P3"><text:span text:style-name="T1">Create-account-page</text:span></text:p>
          </draw:text-box>
        </draw:frame>
        <draw:custom-shape draw:style-name="gr9" draw:text-style-name="P1" draw:layer="layout" svg:width="6.25cm" svg:height="5.25cm" svg:x="1.5cm" svg:y="15.7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5cm" svg:height="1.505cm" svg:x="2.25cm" svg:y="15.75cm">
          <draw:text-box>
            <text:p text:style-name="P3"><text:span text:style-name="T1">Create-account-success-page</text:span></text:p>
          </draw:text-box>
        </draw:frame>
        <draw:frame draw:style-name="gr11" draw:text-style-name="P2" draw:layer="layout" svg:width="5.735cm" svg:height="3.499cm" svg:x="1.75cm" svg:y="17.5cm">
          <draw:image xlink:href="Pictures/100002010000010F0000022DBB1123D1E6103422.png" xlink:type="simple" xlink:show="embed" xlink:actuate="onLoad" draw:mime-type="image/png">
            <text:p/>
          </draw:image>
        </draw:frame>
        <draw:line draw:style-name="gr12" draw:text-style-name="P2" draw:layer="layout" svg:x1="11.25cm" svg:y1="12.75cm" svg:x2="7.75cm" svg:y2="10.75cm">
          <text:p/>
        </draw:line>
        <draw:line draw:style-name="gr13" draw:text-style-name="P2" draw:layer="layout" svg:x1="4.5cm" svg:y1="12.25cm" svg:x2="4.5cm" svg:y2="15.75cm">
          <text:p/>
        </draw:line>
        <draw:line draw:style-name="gr12" draw:text-style-name="P2" draw:layer="layout" svg:x1="7.75cm" svg:y1="9.75cm" svg:x2="11.252cm" svg:y2="11.746cm">
          <text:p/>
        </draw:line>
        <draw:custom-shape draw:style-name="gr2" draw:text-style-name="P1" draw:layer="layout" svg:width="6.25cm" svg:height="4.5cm" svg:x="21.5cm" svg:y="9.5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4.25cm" svg:height="1cm" svg:x="22.5cm" svg:y="9.5cm">
          <draw:text-box>
            <text:p text:style-name="P3"><text:span text:style-name="T1">Catalog-page</text:span></text:p>
          </draw:text-box>
        </draw:frame>
        <draw:custom-shape draw:style-name="gr2" draw:text-style-name="P1" xml:id="id2" draw:id="id2" draw:layer="layout" svg:width="6.25cm" svg:height="4.5cm" svg:x="32.25cm" svg:y="12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cm" svg:height="0.878cm" svg:x="32.5cm" svg:y="12.5cm">
          <draw:text-box>
            <text:p text:style-name="P3"><text:span text:style-name="T1">Shopping-cart-page</text:span></text:p>
          </draw:text-box>
        </draw:frame>
        <draw:frame draw:style-name="gr11" draw:text-style-name="P2" draw:layer="layout" svg:width="5.756cm" svg:height="3.499cm" svg:x="21.744cm" svg:y="10.501cm">
          <draw:image xlink:href="Pictures/10000201000001100000022DAF6E39D9F95AA760.png" xlink:type="simple" xlink:show="embed" xlink:actuate="onLoad" draw:mime-type="image/png">
            <text:p/>
          </draw:image>
        </draw:frame>
        <draw:line draw:style-name="gr15" draw:text-style-name="P2" draw:layer="layout" svg:x1="17.5cm" svg:y1="12cm" svg:x2="21.5cm" svg:y2="12cm">
          <text:p/>
        </draw:line>
        <draw:custom-shape draw:style-name="gr2" draw:text-style-name="P1" draw:layer="layout" svg:width="6.25cm" svg:height="4.5cm" svg:x="25cm" svg:y="2.25cm">
          <text:p/>
          <draw:enhanced-geometry svg:viewBox="0 0 21600 21600" draw:type="rectangle" draw:enhanced-path="M 0 0 L 21600 0 21600 21600 0 21600 0 0 Z N"/>
        </draw:custom-shape>
        <draw:frame draw:style-name="gr16" draw:text-style-name="P4" xml:id="id1" draw:id="id1" draw:layer="layout" svg:width="4cm" svg:height="0.945cm" svg:x="26.25cm" svg:y="2.305cm">
          <draw:text-box>
            <text:p text:style-name="P3"><text:span text:style-name="T1">Profile-page</text:span></text:p>
          </draw:text-box>
        </draw:frame>
        <draw:frame draw:style-name="gr11" draw:text-style-name="P2" draw:layer="layout" svg:width="5.735cm" svg:height="3.499cm" svg:x="25.265cm" svg:y="3.25cm">
          <draw:image xlink:href="Pictures/100002010000010F0000022DB85444206D811C00.png" xlink:type="simple" xlink:show="embed" xlink:actuate="onLoad" draw:mime-type="image/png">
            <text:p/>
          </draw:image>
        </draw:frame>
        <draw:line draw:style-name="gr12" draw:text-style-name="P2" draw:layer="layout" svg:x1="24.5cm" svg:y1="9.5cm" svg:x2="28.25cm" svg:y2="6.75cm">
          <text:p/>
        </draw:line>
        <draw:line draw:style-name="gr15" draw:text-style-name="P2" draw:layer="layout" svg:x1="25cm" svg:y1="4.75cm" svg:x2="17.5cm" svg:y2="10.25cm">
          <text:p/>
        </draw:line>
        <draw:line draw:style-name="gr15" draw:text-style-name="P2" draw:layer="layout" svg:x1="7.75cm" svg:y1="18.75cm" svg:x2="21.5cm" svg:y2="13cm">
          <text:p/>
        </draw:line>
        <draw:line draw:style-name="gr17" draw:text-style-name="P2" draw:layer="layout" svg:x1="27.75cm" svg:y1="11.25cm" svg:x2="32.25cm" svg:y2="9.25cm">
          <text:p/>
        </draw:line>
        <draw:custom-shape draw:style-name="gr2" draw:text-style-name="P1" draw:layer="layout" svg:width="6.25cm" svg:height="4.5cm" svg:x="32.25cm" svg:y="6.75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4.75cm" svg:height="1cm" svg:x="33.1cm" svg:y="6.75cm">
          <draw:text-box>
            <text:p text:style-name="P3"><text:span text:style-name="T1">Business-page</text:span></text:p>
          </draw:text-box>
        </draw:frame>
        <draw:frame draw:style-name="gr18" draw:text-style-name="P2" draw:layer="layout" svg:width="5.735cm" svg:height="3.498cm" svg:x="32.5cm" svg:y="7.75cm">
          <draw:image xlink:href="Pictures/100002010000010F0000022D770159A856A6DD9B.png" xlink:type="simple" xlink:show="embed" xlink:actuate="onLoad" draw:mime-type="image/png">
            <text:p/>
          </draw:image>
        </draw:frame>
        <draw:frame draw:style-name="gr11" draw:text-style-name="P2" draw:layer="layout" svg:width="5.756cm" svg:height="3.499cm" svg:x="32.5cm" svg:y="13.5cm">
          <draw:image xlink:href="Pictures/10000201000001100000022DD6D94B3423D21C30.png" xlink:type="simple" xlink:show="embed" xlink:actuate="onLoad" draw:mime-type="image/png">
            <text:p/>
          </draw:image>
        </draw:frame>
        <draw:line draw:style-name="gr12" draw:text-style-name="P2" draw:layer="layout" svg:x1="27.75cm" svg:y1="12.5cm" svg:x2="32.25cm" svg:y2="15cm">
          <text:p/>
        </draw:line>
        <draw:line draw:style-name="gr12" draw:text-style-name="P2" draw:layer="layout" svg:x1="24.75cm" svg:y1="14cm" svg:x2="27.75cm" svg:y2="17.25cm">
          <text:p/>
        </draw:line>
        <draw:line draw:style-name="gr19" draw:text-style-name="P2" draw:layer="layout" svg:x1="19.5cm" svg:y1="2cm" svg:x2="19.5cm" svg:y2="22cm">
          <text:p/>
        </draw:line>
        <draw:line draw:style-name="gr20" draw:text-style-name="P2" draw:layer="layout" svg:x1="35cm" svg:y1="6.75cm" svg:x2="31.23cm" svg:y2="4.5cm">
          <text:p/>
        </draw:line>
        <draw:line draw:style-name="gr21" draw:text-style-name="P2" draw:layer="layout" svg:x1="35.25cm" svg:y1="12.5cm" svg:x2="35.25cm" svg:y2="11.25cm">
          <text:p/>
        </draw:line>
        <draw:line draw:style-name="gr12" draw:text-style-name="P2" draw:layer="layout" svg:x1="31.75cm" svg:y1="19.5cm" svg:x2="35cm" svg:y2="16.75cm">
          <text:p/>
        </draw:line>
        <draw:connector draw:style-name="gr22" draw:text-style-name="P3" draw:layer="layout" svg:x1="28.25cm" svg:y1="2.305cm" svg:x2="38.5cm" svg:y2="14.75cm" draw:start-shape="id1" draw:start-glue-point="0" draw:end-shape="id2" draw:end-glue-point="1" svg:d="M28250 2305v-500h10751v12945h-501" svg:viewBox="0 0 10752 1294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5" draw:display-name="Gradient 5" draw:style="linear" draw:start-color="#afd095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7 20 13" svg:d="M0 20l10-13 10 13z"/>
    <draw:marker draw:name="Puntas_20_de_20_flecha_20_3" draw:display-name="Puntas de flecha 3" svg:viewBox="0 826 1131 754" svg:d="M566 826l-566 754 114-85 136-68 148-46 161-17 161 13 153 46 140 68 118 89z"/>
    <draw:marker draw:name="Puntas_20_de_20_flecha_20_4" draw:display-name="Puntas de flecha 4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800%" draw:distance="30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23:19:20.586000000</meta:creation-date>
    <dc:date>2023-03-22T16:59:01.732000000</dc:date>
    <meta:editing-duration>PT24M</meta:editing-duration>
    <meta:editing-cycles>3</meta:editing-cycles>
    <meta:generator>LibreOffice/7.1.2.2$Windows_X86_64 LibreOffice_project/8a45595d069ef5570103caea1b71cc9d82b2aae4</meta:generator>
    <meta:document-statistic meta:object-count="39"/>
  </office:meta>
</office:document-meta>
</file>